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ilné" style:family="text">
      <style:text-properties fo:font-weight="normal" style:font-weight-asian="normal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T27" style:parent-style-name="Silné" style:family="text">
      <style:text-properties fo:font-weight="normal" style:font-weight-asian="normal"/>
    </style:style>
    <style:style style:name="T28" style:parent-style-name="Silné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9/2022<text:bookmark-end text:name="Text14"/></text:p>
            <text:p text:style-name="Normální">KVOP-41118/2022<text:bookmark-end text:name="Text2"/></text:p>
            <text:p text:style-name="Normální"><text:bookmark-start text:name="Text6"/>25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ý pane M.,</text:p>
      <text:p text:style-name="Základnítext">dne 21. července 2022 byla do Kanceláře veřejného ochránce práv doručena Vaše žádost podle zákona o svobodném přístupu k informacím, kterou<text:s/><text:span text:style-name="Silné">žádáte<text:s/></text:span><text:span text:style-name="Silné">o sdělení informací:</text:span></text:p>
      <text:list text:style-name="LFO4" text:continue-numbering="true">
        <text:list-item>
          <text:p text:style-name="P18"><text:span text:style-name="T19">zda veřejný ochránce práv provádí v současné době šetření proti Vazební věznici a ústavu pro výkon zabezpečovací detence Brno, a</text:span></text:p>
        </text:list-item>
        <text:list-item>
          <text:p text:style-name="P20"><text:span text:style-name="T21">zda byla věc vedená pod sp. zn. 1586/2021/VOP/MS postoupena Poslanecké sněmovně Parlamentu ČR; pokud ne, z jakého důvodu.</text:span></text:p>
        </text:list-item>
      </text:list>
      <text:p text:style-name="Základnítext"><text:span text:style-name="T22">Žádáte o poskytnutí posledních 4 zpráv, ve kterých ochránce informuje Poslaneckou sněmovnu Parlamentu ČR o své činnosti, a to se zaměřením na ustanovení § 24 odst. 1 písm. b) zákona č. 349/1999 Sb., o veřejném ochránce práv, ve znění pozdějších předpisů.</text:span></text:p>
      <text:p text:style-name="Základnítext"><text:span text:style-name="T23">K Vaší žádosti sděluji následující:</text:span></text:p>
      <text:p text:style-name="Základnítext"><text:span text:style-name="T24">K bodu 1):</text:span></text:p>
      <text:p text:style-name="Základnítext"><text:span text:style-name="T25">Předpokládám, že máte na mysli, zda veřejný ochránce práv provádí šetření vůči Vazební věznici a ústavu pro výkon zabezpečovací detence Brno na základě Vašeho podnětu, který se týkal podmínek na eskortním oddělení uvedené věznice. Toto šetření bylo ukončeno; dne 20. července 2022 jste obdržel zprávu o šetření.</text:span></text:p>
      <text:p text:style-name="Základnítext"><text:span text:style-name="T26">K bodu 2):</text:span></text:p>
      <text:p text:style-name="Základnítext"><text:span text:style-name="T27">O věci vedené pod sp. zn. 1586/2021/VOP/MS nebyla a nebude informována Poslanecká sněmovna Parlamentu ČR, a to na základě rozhodnutí ombudsmana JUDr. Stanislava Křečka.</text:span></text:p>
      <text:p text:style-name="Základnítext"><text:span text:style-name="T28">V příloze zasílám čtyři poslední zprávy o případech, v nichž nebylo dosaženo nápravy ani postupem podle § 20 zákona o veřejném ochránci práv.</text:span></text:p>
      <text:p text:style-name="podpis"/>
      <text:p text:style-name="podpis">JUDr. Pavel Pořízek, Ph.D.</text:p>
      <text:p text:style-name="podpis">vedoucí Kanceláře veřejného ochránce práv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R6K2*</text:span>*KVOPX00CR6K2*</text:p>
        <text:p text:style-name="P12"><text:span text:style-name="T13">KVOPX00CR6K2</text:span>KVOPX00CR6K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1:42:00Z</meta:creation-date>
    <dc:date>2022-08-02T11:4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51" meta:character-count="1732" meta:row-count="12" meta:non-whitespace-character-count="1484"/>
  </office:meta>
</office:document-meta>
</file>